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style:text-position="super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1155cc"/>
    </style:style>
    <style:style style:name="T5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right="-72.10pt">
        <style:tab-stops>
          <style:tab-stop style:position="489.90pt"/>
          <style:tab-stop style:position="504.10pt"/>
        </style:tab-stops>
      </style:paragraph-properties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9" style:family="paragraph">
      <style:paragraph-properties fo:line-height="115.00%" fo:text-align="justify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justify"/>
    </style:style>
    <style:style style:name="P11" style:family="paragraph">
      <style:paragraph-properties fo:line-height="115.00%" fo:text-align="justify"/>
    </style:style>
    <style:style style:name="P12" style:family="paragraph">
      <style:paragraph-properties fo:line-height="100.00%" fo:text-align="justify" fo:margin-left="36.00pt" fo:text-indent="-18.00pt" fo:margin-bottom="12.00pt"/>
    </style:style>
    <style:style style:name="P13" style:family="paragraph">
      <style:paragraph-properties fo:line-height="100.00%" fo:text-align="justify" fo:margin-bottom="12.00p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4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7" style:family="paragraph">
      <style:paragraph-properties fo:line-height="115.00%" fo:text-align="justify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justify"/>
    </style:style>
    <style:style style:name="P29" style:family="paragraph">
      <style:paragraph-properties fo:line-height="115.00%" fo:text-align="justify"/>
    </style:style>
    <style:style style:name="TableColumn0100" style:family="table-column">
      <style:table-column-properties style:column-width="0.593750in"/>
    </style:style>
    <style:style style:name="TableColumn0101" style:family="table-column">
      <style:table-column-properties style:column-width="1.572917in"/>
    </style:style>
    <style:style style:name="TableColumn0102" style:family="table-column">
      <style:table-column-properties style:column-width="1.625000in"/>
    </style:style>
    <style:style style:name="TableColumn0103" style:family="table-column">
      <style:table-column-properties style:column-width="1.395139in"/>
    </style:style>
    <style:style style:name="TableColumn0104" style:family="table-column">
      <style:table-column-properties style:column-width="1.219444in"/>
    </style:style>
    <style:style style:name="TableColumn0105" style:family="table-column">
      <style:table-column-properties style:column-width="1.218750in"/>
    </style:style>
    <style:style style:name="Table01" style:family="table">
      <style:table-properties style:width="7.6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0.572222in"/>
    </style:style>
    <style:style style:name="TableColumn0201" style:family="table-column">
      <style:table-column-properties style:column-width="1.885417in"/>
    </style:style>
    <style:style style:name="TableColumn0202" style:family="table-column">
      <style:table-column-properties style:column-width="5.354861in"/>
    </style:style>
    <style:style style:name="Table02" style:family="table">
      <style:table-properties style:width="7.8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2" style:family="table-row">
      <style:table-row-properties style:min-row-height="0.319444in"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Experiment Project Documentation</text:span></text:p>
      <text:p text:style-name="P2"><text:span text:style-name="T1">Introduction </text:span></text:p>
      <text:p text:style-name="P2"><text:span text:style-name="T2">This<text:s text:c="2"/>document captures the technical details related to the experiment development.</text:span></text:p>
      <text:p text:style-name="P2"><text:span text:style-name="T3"/></text:p>
      <text:p text:style-name="P2"><text:span text:style-name="T4">Project </text:span></text:p>
      <text:p text:style-name="P2"><text:span text:style-name="T5"/></text:p>
      <text:p text:style-name="P2"><text:span text:style-name="T6">Domain Name :<text:s/></text:span><text:span text:style-name="T7">Civil Engineering</text:span></text:p>
      <text:p text:style-name="P2"><text:span text:style-name="T8">Lab Name :<text:s/></text:span><text:span text:style-name="T9">Basic Engineering Mechanics &amp;Strength Of Materials Lab</text:span></text:p>
      <text:p text:style-name="P2"><text:span text:style-name="T10">Experiment Name:</text:span><text:span text:style-name="T11"><text:s/>Principal Stresses</text:span></text:p>
      <text:p text:style-name="P2"><text:span text:style-name="T12"/></text:p>
      <text:p text:style-name="P2"><text:span text:style-name="T13">Purpose of the project </text:span></text:p>
      <text:p text:style-name="P2"><text:span text:style-name="T14">The purpose of this project is to create a experiment to calculate principal stresses of the cube.</text:span></text:p>
      <text:p text:style-name="P2"><text:span text:style-name="T15"/></text:p>
      <text:p text:style-name="P2"><text:span text:style-name="T16">Project Developers Details<text:s text:c="2"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18">S.NO</text:span><text:span text:style-name="T19"/></text:p>
          </table:table-cell>
          <table:table-cell table:style-name="TableCell010001">
            <text:p text:style-name="P4"><text:span text:style-name="T20">Names</text:span><text:span text:style-name="T21"/></text:p>
          </table:table-cell>
          <table:table-cell table:style-name="TableCell010002">
            <text:p text:style-name="P4"><text:span text:style-name="T22">Year of Study<text:s/></text:span><text:span text:style-name="T23"/></text:p>
          </table:table-cell>
          <table:table-cell table:style-name="TableCell010003">
            <text:p text:style-name="P4"><text:span text:style-name="T24">Role</text:span><text:span text:style-name="T25"/></text:p>
          </table:table-cell>
          <table:table-cell table:style-name="TableCell010004">
            <text:p text:style-name="P4"><text:span text:style-name="T26">Email-ID</text:span><text:span text:style-name="T27"/></text:p>
          </table:table-cell>
          <table:table-cell table:style-name="TableCell010005">
            <text:p text:style-name="P4"><text:span text:style-name="T28">github handles</text:span><text:span text:style-name="T29"/></text:p>
          </table:table-cell>
        </table:table-row>
        <table:table-row table:style-name="TableRow0101">
          <table:table-cell table:style-name="TableCell010100">
            <text:p text:style-name="P7"><text:span text:style-name="T30">1.</text:span><text:span text:style-name="T31"/></text:p>
          </table:table-cell>
          <table:table-cell table:style-name="TableCell010101">
            <text:p text:style-name="P7"><text:span text:style-name="T32">Meghana Matta</text:span><text:span text:style-name="T33"/></text:p>
          </table:table-cell>
          <table:table-cell table:style-name="TableCell010102">
            <text:p text:style-name="P7"><text:span text:style-name="T34">4</text:span><text:span text:style-name="T35">nd</text:span><text:span text:style-name="T36">year</text:span><text:span text:style-name="T37"/></text:p>
          </table:table-cell>
          <table:table-cell table:style-name="TableCell010103">
            <text:p text:style-name="P7"><text:span text:style-name="T38">Intern</text:span><text:span text:style-name="T39"/></text:p>
          </table:table-cell>
          <table:table-cell table:style-name="TableCell010104">
            <text:p text:style-name="P7"><text:span text:style-name="T40">matta.meghana@gmail.com</text:span><text:span text:style-name="T41"/></text:p>
          </table:table-cell>
          <table:table-cell table:style-name="TableCell010105">
            <text:p text:style-name="P7"><text:span text:style-name="T42">meghana998</text:span><text:span text:style-name="T43"/></text:p>
          </table:table-cell>
        </table:table-row>
      </table:table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4">Technologies and Libraries </text:span></text:p>
      <text:p text:style-name="P9"><text:span text:style-name="T45">Technologies :</text:span></text:p>
      <text:list text:style-name="L10">
        <text:list-item>
          <text:p text:style-name="P10"><text:span text:style-name="T46">HTML</text:span></text:p>
        </text:list-item>
        <text:list-item>
          <text:p text:style-name="P10"><text:span text:style-name="T46">CSS</text:span></text:p>
        </text:list-item>
        <text:list-item>
          <text:p text:style-name="P10"><text:span text:style-name="T46">Javascript</text:span></text:p>
        </text:list-item>
        <text:list-item>
          <text:p text:style-name="P10"><text:span text:style-name="T46">JSON</text:span></text:p>
        </text:list-item>
        <text:list-item>
          <text:p text:style-name="P10"><text:span text:style-name="T46">AJAX</text:span></text:p>
        </text:list-item>
        <text:list-item>
          <text:p text:style-name="P10"><text:span text:style-name="T46">JQUERY</text:span></text:p>
        </text:list-item>
      </text:list>
      <text:p text:style-name="P11"><text:span text:style-name="T47"/></text:p>
      <text:p text:style-name="P11"><text:span text:style-name="T48">Libraries : </text:span></text:p>
      <text:p text:style-name="P12"><text:span text:style-name="T49">jquery.min</text:span></text:p>
      <text:p text:style-name="P13"><text:span text:style-name="T50">Development Environment</text:span></text:p>
      <text:p text:style-name="P14"><text:span text:style-name="T51">OS :</text:span><text:span text:style-name="T52"><text:s/>Windows</text:span></text:p>
      <text:p text:style-name="P14"><text:span text:style-name="T53"/></text:p>
      <text:p text:style-name="P14"><text:span text:style-name="T54">Documents 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6"><text:span text:style-name="T56">S.NO</text:span><text:span text:style-name="T57"/></text:p>
          </table:table-cell>
          <table:table-cell table:style-name="TableCell020001">
            <text:p text:style-name="P16"><text:span text:style-name="T58">Link to Document</text:span><text:span text:style-name="T59"/></text:p>
          </table:table-cell>
          <table:table-cell table:style-name="TableCell020002">
            <text:p text:style-name="P16"><text:span text:style-name="T60">Role</text:span><text:span text:style-name="T61"/></text:p>
          </table:table-cell>
        </table:table-row>
        <table:table-row table:style-name="TableRow0201">
          <table:table-cell table:style-name="TableCell020100">
            <text:p text:style-name="P19"><text:span text:style-name="T62">1.</text:span><text:span text:style-name="T63"/></text:p>
          </table:table-cell>
          <table:table-cell table:style-name="TableCell020101">
            <text:p text:style-name="P19"><text:span text:style-name="T64">Procedure</text:span><text:span text:style-name="T65"/></text:p>
          </table:table-cell>
          <table:table-cell table:style-name="TableCell020102">
            <text:p text:style-name="P19"><text:span text:style-name="T66">This document captures the instructions to run the simulations</text:span><text:span text:style-name="T67"/></text:p>
          </table:table-cell>
        </table:table-row>
        <table:table-row table:style-name="TableRow0202">
          <table:table-cell table:style-name="TableCell020200">
            <text:p text:style-name="P22"><text:span text:style-name="T68">2.</text:span><text:span text:style-name="T69"/></text:p>
          </table:table-cell>
          <table:table-cell table:style-name="TableCell020201">
            <text:p text:style-name="P22"><text:span text:style-name="T70">Test Cases</text:span><text:span text:style-name="T71"/></text:p>
          </table:table-cell>
          <table:table-cell table:style-name="TableCell020202">
            <text:p text:style-name="P22"><text:span text:style-name="T72">This document captures the functional test cases of the experiment simulation</text:span><text:span text:style-name="T73"/></text:p>
          </table:table-cell>
        </table:table-row>
        <table:table-row table:style-name="TableRow0203">
          <table:table-cell table:style-name="TableCell020300">
            <text:p text:style-name="P25"><text:span text:style-name="T74">3.</text:span><text:span text:style-name="T75"/></text:p>
          </table:table-cell>
          <table:table-cell table:style-name="TableCell020301">
            <text:p text:style-name="P25"><text:span text:style-name="T76">Code Documentation</text:span><text:span text:style-name="T77"/></text:p>
          </table:table-cell>
          <table:table-cell table:style-name="TableCell020302">
            <text:p text:style-name="P25"><text:span text:style-name="T78">This document captures the<text:s text:c="2"/>details related to code</text:span><text:span text:style-name="T79"/></text:p>
          </table:table-cell>
        </table:table-row>
      </table:table>
      <text:p text:style-name="P27"><text:span text:style-name="T79"/></text:p>
      <text:p text:style-name="P27"><text:span text:style-name="T80">Process Followed to convert the experiment </text:span></text:p>
      <text:list text:style-name="L28">
        <text:list-item>
          <text:p text:style-name="P28"><text:span text:style-name="T81">Understand the assigned experiment Java simulation</text:span></text:p>
        </text:list-item>
        <text:list-item>
          <text:p text:style-name="P28"><text:span text:style-name="T81">Understanding the experiment concept</text:span></text:p>
        </text:list-item>
        <text:list-item>
          <text:p text:style-name="P28"><text:span text:style-name="T81">Re-implement the same in javascript</text:span></text:p>
        </text:list-item>
      </text:list>
      <text:p text:style-name="P29"><text:span text:style-name="T82">Risks and Challenges</text:span></text:p>
      <text:p text:style-name="P29"><text:span text:style-name="T83">*range slider used for rotation of the cube JS is challenging</text:span></text:p>
      <text:p text:style-name="P29"><text:span text:style-name="T84"/></text:p>
      <text:p text:style-name="P29"><text:span text:style-name="T85">Issues : </text:span></text:p>
      <text:p text:style-name="P29"><text:span text:style-name="T86">No issues</text:span></text:p>
      <text:p text:style-name="P29"><text:span text:style-name="T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